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Glossy-subtitle">
      <style:graphic-properties draw:fill-color="#ffffff" fo:min-height="13.21cm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margin-left="0.6cm" fo:margin-right="0cm" fo:text-indent="-0.6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layer="layout" svg:width="25.199cm" svg:height="13.21cm" svg:x="1.301cm" svg:y="2.125cm" presentation:class="subtitle" presentation:user-transformed="true">
          <draw:text-box>
            <text:p><text:span text:style-name="T1">Searching in encrypted data</text:span></text:p>
            <text:p><text:span text:style-name="T2">or ”How your tax-evasion will only be seen by you! </text:span><text:span text:style-name="T3">(and us.)</text:span><text:span text:style-name="T2">”</text:span></text:p>
            <text:p/>
          </draw:text-box>
        </draw:frame>
        <draw:frame draw:style-name="gr1" draw:text-style-name="P1" draw:layer="layout" svg:width="11.43cm" svg:height="1.276cm" svg:x="20.955cm" svg:y="18.415cm">
          <draw:text-box>
            <text:p text:style-name="P1">By Group 3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11-11-24T13:29:03</meta:creation-date>
    <dc:language>fi-FI</dc:language>
    <meta:editing-cycles>2</meta:editing-cycles>
    <meta:editing-duration>PT00H27M30S</meta:editing-duration>
    <meta:initial-creator>Peter </meta:initial-creator>
    <dc:date>2011-11-24T14:11:43</dc:date>
    <dc:creator>Peter </dc:creator>
    <meta:document-statistic meta:object-count="2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